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69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551cm" svg:y="0cm">
            <draw:object draw:notify-on-update-of-ranges="Sheet1.A1:Sheet1.A1 Sheet1.A2:Sheet1.A25 Sheet1.B1:Sheet1.B1 Sheet1.B2:Sheet1.B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num of process</text:p>
          </table:table-cell>
          <table:table-cell table:style-name="ce1" office:value-type="string" calcext:value-type="string">
            <text:p>num of simulations during 30s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1862" calcext:value-type="float">
            <text:p>295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4620" calcext:value-type="float">
            <text:p>2884620</text:p>
          </table:table-cell>
          <table:table-cell table:formula="of:=IF([.B3]-[.B2] &lt; 0;[.B3]-[.B2];[.B3]-[.B2])" office:value-type="float" office:value="-67242" calcext:value-type="float">
            <text:p>-67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22872" calcext:value-type="float">
            <text:p>3722872</text:p>
          </table:table-cell>
          <table:table-cell table:formula="of:=IF([.B4]-[.B3] &lt; 0;0;[.B4]-[.B3])" office:value-type="float" office:value="838252" calcext:value-type="float">
            <text:p>838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40864" calcext:value-type="float">
            <text:p>4440864</text:p>
          </table:table-cell>
          <table:table-cell table:formula="of:=IF([.B5]-[.B4] &lt; 0;0;[.B5]-[.B4])" office:value-type="float" office:value="717992" calcext:value-type="float">
            <text:p>717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72852" calcext:value-type="float">
            <text:p>5172852</text:p>
          </table:table-cell>
          <table:table-cell table:formula="of:=IF([.B6]-[.B5] &lt; 0;0;[.B6]-[.B5])" office:value-type="float" office:value="731988" calcext:value-type="float">
            <text:p>7319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98188" calcext:value-type="float">
            <text:p>5998188</text:p>
          </table:table-cell>
          <table:table-cell table:formula="of:=IF([.B7]-[.B6] &lt; 0;0;[.B7]-[.B6])" office:value-type="float" office:value="825336" calcext:value-type="float">
            <text:p>825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67669" calcext:value-type="float">
            <text:p>7567669</text:p>
          </table:table-cell>
          <table:table-cell table:formula="of:=IF([.B8]-[.B7] &lt; 0;0;[.B8]-[.B7])" office:value-type="float" office:value="1569481" calcext:value-type="float">
            <text:p>1569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09012" calcext:value-type="float">
            <text:p>8109012</text:p>
          </table:table-cell>
          <table:table-cell table:formula="of:=IF([.B9]-[.B8] &lt; 0;0;[.B9]-[.B8])" office:value-type="float" office:value="541343" calcext:value-type="float">
            <text:p>541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74602" calcext:value-type="float">
            <text:p>7374602</text:p>
          </table:table-cell>
          <table:table-cell table:formula="of:=IF([.B10]-[.B9] &lt; 0;[.B10]-[.B9];[.B10]-[.B9])" office:value-type="float" office:value="-734410" calcext:value-type="float">
            <text:p>-7344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50832" calcext:value-type="float">
            <text:p>7650832</text:p>
          </table:table-cell>
          <table:table-cell table:formula="of:=IF([.B11]-[.B10] &lt; 0;0;[.B11]-[.B10])" office:value-type="float" office:value="276230" calcext:value-type="float">
            <text:p>276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02154" calcext:value-type="float">
            <text:p>7602154</text:p>
          </table:table-cell>
          <table:table-cell table:formula="of:=IF([.B12]-[.B11] &lt; 0;[.B12]-[.B11];[.B12]-[.B11])" office:value-type="float" office:value="-48678" calcext:value-type="float">
            <text:p>-486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51266" calcext:value-type="float">
            <text:p>8051266</text:p>
          </table:table-cell>
          <table:table-cell table:formula="of:=IF([.B13]-[.B12] &lt; 0;0;[.B13]-[.B12])" office:value-type="float" office:value="449112" calcext:value-type="float">
            <text:p>449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9350" calcext:value-type="float">
            <text:p>7959350</text:p>
          </table:table-cell>
          <table:table-cell table:formula="of:=IF([.B14]-[.B13] &lt; 0;[.B14]-[.B13];[.B14]-[.B13])" office:value-type="float" office:value="-91916" calcext:value-type="float">
            <text:p>-919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90288" calcext:value-type="float">
            <text:p>7690288</text:p>
          </table:table-cell>
          <table:table-cell table:formula="of:=IF([.B15]-[.B14] &lt; 0;[.B15]-[.B14];[.B15]-[.B14])" office:value-type="float" office:value="-269062" calcext:value-type="float">
            <text:p>-269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19590" calcext:value-type="float">
            <text:p>8219590</text:p>
          </table:table-cell>
          <table:table-cell table:formula="of:=IF([.B16]-[.B15] &lt; 0;0;[.B16]-[.B15])" office:value-type="float" office:value="529302" calcext:value-type="float">
            <text:p>5293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71370" calcext:value-type="float">
            <text:p>7971370</text:p>
          </table:table-cell>
          <table:table-cell table:formula="of:=IF([.B17]-[.B16] &lt; 0;[.B17]-[.B16];[.B17]-[.B16])" office:value-type="float" office:value="-248220" calcext:value-type="float">
            <text:p>-248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57564" calcext:value-type="float">
            <text:p>7857564</text:p>
          </table:table-cell>
          <table:table-cell table:formula="of:=IF([.B18]-[.B17] &lt; 0;[.B18]-[.B17];[.B18]-[.B17])" office:value-type="float" office:value="-113806" calcext:value-type="float">
            <text:p>-1138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55974" calcext:value-type="float">
            <text:p>8155974</text:p>
          </table:table-cell>
          <table:table-cell table:formula="of:=IF([.B19]-[.B18] &lt; 0;0;[.B19]-[.B18])" office:value-type="float" office:value="298410" calcext:value-type="float">
            <text:p>2984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78260" calcext:value-type="float">
            <text:p>8278260</text:p>
          </table:table-cell>
          <table:table-cell table:formula="of:=IF([.B20]-[.B19] &lt; 0;0;[.B20]-[.B19])" office:value-type="float" office:value="122286" calcext:value-type="float">
            <text:p>122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09672" calcext:value-type="float">
            <text:p>8109672</text:p>
          </table:table-cell>
          <table:table-cell table:formula="of:=IF([.B21]-[.B20] &lt; 0;[.B21]-[.B20];[.B21]-[.B20])" office:value-type="float" office:value="-168588" calcext:value-type="float">
            <text:p>-1685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88738" calcext:value-type="float">
            <text:p>8488738</text:p>
          </table:table-cell>
          <table:table-cell table:formula="of:=IF([.B22]-[.B21] &lt; 0;0;[.B22]-[.B21])" office:value-type="float" office:value="379066" calcext:value-type="float">
            <text:p>3790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41626" calcext:value-type="float">
            <text:p>8041626</text:p>
          </table:table-cell>
          <table:table-cell table:formula="of:=IF([.B23]-[.B22] &lt; 0;[.B23]-[.B22];[.B23]-[.B22])" office:value-type="float" office:value="-447112" calcext:value-type="float">
            <text:p>-4471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73788" calcext:value-type="float">
            <text:p>8173788</text:p>
          </table:table-cell>
          <table:table-cell table:formula="of:=IF([.B24]-[.B23] &lt; 0;0;[.B24]-[.B23])" office:value-type="float" office:value="132162" calcext:value-type="float">
            <text:p>132162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8236984" calcext:value-type="float">
            <text:p>8236984</text:p>
          </table:table-cell>
          <table:table-cell table:formula="of:=IF([.B25]-[.B24] &lt; 0;0;[.B25]-[.B24])" office:value-type="float" office:value="63196" calcext:value-type="float">
            <text:p>63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uier Benoit</meta:initial-creator>
    <meta:creation-date>2015-04-07T14:31:12.662459457</meta:creation-date>
    <dc:date>2015-04-07T15:21:14.425130222</dc:date>
    <dc:creator>Viguier Benoit</dc:creator>
    <meta:editing-duration>PT4M21S</meta:editing-duration>
    <meta:editing-cycles>1</meta:editing-cycles>
    <meta:document-statistic meta:table-count="1" meta:cell-count="75" meta:object-count="1"/>
    <meta:generator>LibreOffice/4.2.8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24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79cm" svg:y="4.201cm" style:legend-expansion="high" chart:style-name="ch2"/>
        <chart:plot-area chart:style-name="ch3" table:cell-range-address="Sheet1.A1:Sheet1.B25" chart:data-source-has-labels="row" svg:x="0.32cm" svg:y="0.18cm" svg:width="9.439cm" svg:height="8.64cm">
          <chartooo:coordinate-region svg:x="1.867cm" svg:y="0.379cm" svg:width="7.8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scatter">
            <chart:domain table:cell-range-address="Sheet1.A2:Sheet1.A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 of simulations during 30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5</svg:desc>
                </draw:g>
              </table:table-cell>
              <table:table-cell office:value-type="float" office:value="2951862">
                <text:p>2951862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84620">
                <text:p>28846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22872">
                <text:p>3722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40864">
                <text:p>444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72852">
                <text:p>5172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998188">
                <text:p>5998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567669">
                <text:p>7567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109012">
                <text:p>8109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374602">
                <text:p>7374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50832">
                <text:p>765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602154">
                <text:p>7602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051266">
                <text:p>8051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959350">
                <text:p>7959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690288">
                <text:p>7690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219590">
                <text:p>82195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971370">
                <text:p>79713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857564">
                <text:p>7857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155974">
                <text:p>8155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278260">
                <text:p>82782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109672">
                <text:p>8109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488738">
                <text:p>8488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041626">
                <text:p>8041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173788">
                <text:p>8173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236984">
                <text:p>8236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